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0pt" fo:language="pl" fo:country="PL" fo:font-style="italic" officeooo:rsid="0035b428" officeooo:paragraph-rsid="0035b428" style:font-size-asian="20pt" style:font-style-asian="italic" style:font-size-complex="20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20pt" fo:language="pl" fo:country="PL" fo:font-style="italic" officeooo:rsid="003a4509" officeooo:paragraph-rsid="003a4509" style:font-size-asian="20pt" style:font-style-asian="italic" style:font-size-complex="20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20pt" fo:language="pl" fo:country="PL" fo:font-style="normal" officeooo:rsid="001a01ac" officeooo:paragraph-rsid="001a01ac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bf207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8pt" fo:language="pl" fo:country="PL" officeooo:rsid="001a01ac" officeooo:paragraph-rsid="001a01ac" style:font-size-asian="15.75pt" style:font-size-complex="18pt"/>
    </style:style>
    <style:style style:name="P9" style:family="paragraph" style:parent-style-name="Standard">
      <style:paragraph-properties fo:text-align="end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1" style:family="paragraph" style:parent-style-name="Standard">
      <style:paragraph-properties fo:line-height="115%"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22pt" fo:language="pl" fo:country="PL" officeooo:rsid="001a01ac" officeooo:paragraph-rsid="001a01ac" style:font-size-asian="22pt" style:font-size-complex="22pt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1bcf59" officeooo:paragraph-rsid="001bcf59" style:font-size-asian="14pt" style:font-style-asian="normal" style:font-size-complex="16pt" style:font-style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ae710" style:font-size-asian="14pt" style:font-style-asian="normal" style:font-size-complex="16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fe510" style:font-size-asian="14pt" style:font-style-asian="normal" style:font-size-complex="16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style="normal" officeooo:rsid="00286480" officeooo:paragraph-rsid="00286480" style:font-size-asian="14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pl" fo:country="PL" fo:font-style="normal" officeooo:rsid="002ae710" officeooo:paragraph-rsid="002ae710" style:font-size-asian="14pt" style:font-style-asian="normal" style:font-size-complex="16pt" style:font-style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36613" style:font-size-asian="14pt" style:font-style-asian="normal" style:font-size-complex="16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6pt" fo:language="pl" fo:country="PL" fo:font-style="normal" officeooo:rsid="00336613" officeooo:paragraph-rsid="00310db9" style:font-size-asian="14pt" style:font-style-asian="normal" style:font-size-complex="16pt" style:font-style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bcf59" officeooo:paragraph-rsid="001bcf59" style:font-size-asian="15pt" style:font-style-asian="normal" style:font-size-complex="15pt" style:font-style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5pt" fo:language="pl" fo:country="PL" fo:font-style="normal" officeooo:rsid="00254da7" officeooo:paragraph-rsid="002ae710" style:font-size-asian="15pt" style:font-style-asian="normal" style:font-size-complex="15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5pt" fo:language="pl" fo:country="PL" fo:font-style="normal" officeooo:rsid="00310db9" officeooo:paragraph-rsid="00310db9" style:font-size-asian="15pt" style:font-style-asian="normal" style:font-size-complex="15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5pt" fo:language="pl" fo:country="PL" fo:font-style="normal" officeooo:rsid="00331e56" officeooo:paragraph-rsid="00331e56" style:font-size-asian="15pt" style:font-style-asian="normal" style:font-size-complex="15pt" style:font-style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2fe510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bcf59" officeooo:paragraph-rsid="001bcf59" style:font-size-asian="14pt" style:font-style-asian="normal" style:font-size-complex="14pt" style:font-style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c4d8e" style:font-size-asian="14pt" style:font-style-asian="normal" style:font-size-complex="14pt" style:font-style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d9ad8" style:font-size-asian="14pt" style:font-style-asian="normal" style:font-size-complex="14pt" style:font-style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1fb4b" style:font-size-asian="14pt" style:font-style-asian="normal" style:font-size-complex="14pt" style:font-style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4pt" fo:language="pl" fo:country="PL" fo:font-style="normal" officeooo:rsid="00254da7" officeooo:paragraph-rsid="002ae710" style:font-size-asian="14pt" style:font-style-asian="normal" style:font-size-complex="14pt" style:font-style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2fe510" officeooo:paragraph-rsid="002fe510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pl" fo:country="PL" fo:font-style="italic" officeooo:rsid="0035b428" officeooo:paragraph-rsid="0035b428" style:font-size-asian="14pt" style:font-style-asian="italic" style:font-size-complex="14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ize="14pt" officeooo:paragraph-rsid="002fe510" style:font-size-asian="12.25pt" style:font-size-complex="14pt"/>
    </style:style>
    <style:style style:name="P44" style:family="paragraph" style:parent-style-name="Standard">
      <style:paragraph-properties fo:text-align="center" style:justify-single-word="false"/>
      <style:text-properties fo:font-size="36pt" fo:language="pl" fo:country="PL" fo:font-weight="bold" officeooo:rsid="001a01ac" officeooo:paragraph-rsid="001a01ac" style:font-size-asian="36pt" style:font-weight-asian="bold" style:font-size-complex="3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ad8" officeooo:paragraph-rsid="001d9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e510" officeooo:paragraph-rsid="002fe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613" officeooo:paragraph-rsid="00336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56e" officeooo:paragraph-rsid="003885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4d8e"/>
    </style:style>
    <style:style style:name="T2" style:family="text">
      <style:text-properties style:text-underline-style="solid" style:text-underline-width="auto" style:text-underline-color="font-color" officeooo:rsid="001c4d8e"/>
    </style:style>
    <style:style style:name="T3" style:family="text">
      <style:text-properties officeooo:rsid="001d9ad8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d9ad8" style:font-size-asian="15pt" style:font-size-complex="15pt"/>
    </style:style>
    <style:style style:name="T6" style:family="text">
      <style:text-properties fo:font-size="15pt" officeooo:rsid="002b9ed3" style:font-size-asian="15pt" style:font-size-complex="15pt"/>
    </style:style>
    <style:style style:name="T7" style:family="text">
      <style:text-properties fo:font-size="15pt" officeooo:rsid="002c7504" style:font-size-asian="15pt" style:font-size-complex="15pt"/>
    </style:style>
    <style:style style:name="T8" style:family="text">
      <style:text-properties fo:font-size="15pt" officeooo:rsid="002fe510" style:font-size-asian="15pt" style:font-size-complex="15pt"/>
    </style:style>
    <style:style style:name="T9" style:family="text">
      <style:text-properties fo:font-size="15pt" officeooo:rsid="0034fd94" style:font-size-asian="15pt" style:font-size-complex="15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officeooo:rsid="0020a5ce"/>
    </style:style>
    <style:style style:name="T12" style:family="text">
      <style:text-properties officeooo:rsid="00286480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331e56" style:font-size-asian="12.25pt" style:font-size-complex="14pt"/>
    </style:style>
    <style:style style:name="T15" style:family="text">
      <style:text-properties fo:font-size="14pt" style:font-size-complex="14pt"/>
    </style:style>
    <style:style style:name="T16" style:family="text">
      <style:text-properties fo:font-size="14pt" officeooo:rsid="00286480" style:font-size-complex="14pt"/>
    </style:style>
    <style:style style:name="T17" style:family="text">
      <style:text-properties fo:font-size="14pt" officeooo:rsid="00298e64" style:font-size-complex="14pt"/>
    </style:style>
    <style:style style:name="T18" style:family="text">
      <style:text-properties fo:font-size="14pt" officeooo:rsid="002ae710" style:font-size-complex="14pt"/>
    </style:style>
    <style:style style:name="T19" style:family="text">
      <style:text-properties fo:font-size="14pt" officeooo:rsid="0034fd94" style:font-size-complex="14pt"/>
    </style:style>
    <style:style style:name="T20" style:family="text">
      <style:text-properties fo:font-size="14pt" fo:font-style="italic" officeooo:rsid="00331e56" style:font-size-asian="12.25pt" style:font-style-asian="italic" style:font-size-complex="14pt" style:font-style-complex="italic"/>
    </style:style>
    <style:style style:name="T21" style:family="text">
      <style:text-properties fo:font-size="14pt" fo:font-style="normal" officeooo:rsid="0035b428" style:font-size-asian="14pt" style:font-style-asian="normal" style:font-size-complex="14pt" style:font-style-complex="normal"/>
    </style:style>
    <style:style style:name="T22" style:family="text">
      <style:text-properties fo:font-size="14pt" fo:font-style="normal" officeooo:rsid="0036e2cf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0388504" style:font-size-asian="14pt" style:font-style-asian="normal" style:font-size-complex="14pt" style:font-style-complex="normal"/>
    </style:style>
    <style:style style:name="T24" style:family="text">
      <style:text-properties fo:font-size="14pt" fo:font-style="normal" officeooo:rsid="003a4509" style:font-size-asian="14pt" style:font-style-asian="normal" style:font-size-complex="14pt" style:font-style-complex="normal"/>
    </style:style>
    <style:style style:name="T25" style:family="text">
      <style:text-properties officeooo:rsid="002b9ed3"/>
    </style:style>
    <style:style style:name="T26" style:family="text">
      <style:text-properties fo:font-size="16pt" fo:font-style="normal" officeooo:rsid="0034fd94" style:font-size-asian="14pt" style:font-style-asian="normal" style:font-size-complex="16pt" style:font-style-complex="normal"/>
    </style:style>
    <style:style style:name="T27" style:family="text">
      <style:text-properties fo:font-size="16pt" fo:font-style="normal" style:font-size-asian="16pt" style:font-style-asian="normal" style:font-size-complex="16pt" style:font-style-complex="normal"/>
    </style:style>
    <style:style style:name="T28" style:family="text">
      <style:text-properties fo:font-size="16pt" fo:font-style="normal" officeooo:rsid="0035b428" style:font-size-asian="16pt" style:font-style-asian="normal" style:font-size-complex="16pt" style:font-style-complex="normal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officeooo:rsid="0035b428" style:font-size-asian="16pt" style:font-size-complex="16pt"/>
    </style:style>
    <style:style style:name="T31" style:family="text">
      <style:text-properties fo:font-size="16pt" officeooo:rsid="003bf207" style:font-size-asian="16pt" style:font-size-complex="16pt"/>
    </style:style>
    <style:style style:name="T32" style:family="text">
      <style:text-properties style:font-name="Liberation Serif" fo:font-size="15pt" fo:language="pl" fo:country="PL" fo:font-style="normal" officeooo:rsid="002fe510" style:font-size-asian="15pt" style:font-style-asian="normal" style:font-size-complex="15pt" style:font-style-complex="normal"/>
    </style:style>
    <style:style style:name="T33" style:family="text">
      <style:text-properties style:font-name="Liberation Serif" fo:font-size="15pt" fo:language="pl" fo:country="PL" fo:font-style="italic" officeooo:rsid="002fe510" style:font-size-asian="15pt" style:font-style-asian="italic" style:font-size-complex="15pt" style:font-style-complex="italic"/>
    </style:style>
    <style:style style:name="T34" style:family="text">
      <style:text-properties style:font-name="Liberation Serif" fo:font-size="15pt" fo:language="pl" fo:country="PL" fo:font-style="italic" officeooo:rsid="00310db9" style:font-size-asian="15pt" style:font-style-asian="italic" style:font-size-complex="15pt" style:font-style-complex="italic"/>
    </style:style>
    <style:style style:name="T35" style:family="text">
      <style:text-properties style:font-name="Liberation Serif" fo:font-size="15pt" officeooo:rsid="002fe510" style:font-size-asian="15pt" style:font-size-complex="15pt"/>
    </style:style>
    <style:style style:name="T36" style:family="text">
      <style:text-properties style:font-name="Liberation Serif" fo:font-size="15pt" fo:font-style="italic" officeooo:rsid="002fe510" style:font-size-asian="15pt" style:font-style-asian="italic" style:font-size-complex="15pt" style:font-style-complex="italic"/>
    </style:style>
    <style:style style:name="T37" style:family="text">
      <style:text-properties style:font-name="Liberation Serif" fo:font-size="9pt" fo:font-style="italic" officeooo:rsid="002fe510" style:font-size-asian="15pt" style:font-style-asian="italic" style:font-size-complex="15pt" style:font-style-complex="italic"/>
    </style:style>
    <style:style style:name="T38" style:family="text">
      <style:text-properties style:font-name="Liberation Serif" fo:font-size="9pt" fo:language="pl" fo:country="PL" fo:font-style="italic" officeooo:rsid="002fe510" style:font-size-asian="15pt" style:font-style-asian="italic" style:font-size-complex="15pt" style:font-style-complex="italic"/>
    </style:style>
    <style:style style:name="T39" style:family="text">
      <style:text-properties style:font-name="Liberation Serif" fo:font-size="14pt" fo:language="pl" fo:country="PL" fo:font-style="normal" officeooo:rsid="00310db9" style:font-size-asian="14pt" style:font-style-asian="normal" style:font-size-complex="14pt" style:font-style-complex="normal"/>
    </style:style>
    <style:style style:name="T40" style:family="text">
      <style:text-properties style:font-name="Liberation Serif" fo:font-size="14pt" fo:language="pl" fo:country="PL" fo:font-style="normal" officeooo:rsid="002fe510" style:font-size-asian="14pt" style:font-style-asian="normal" style:font-size-complex="14pt" style:font-style-complex="normal"/>
    </style:style>
    <style:style style:name="T41" style:family="text">
      <style:text-properties style:font-name="Liberation Serif" fo:language="pl" fo:country="PL" fo:font-style="italic" officeooo:rsid="00310db9" style:font-style-asian="italic" style:font-style-complex="italic"/>
    </style:style>
    <style:style style:name="T42" style:family="text">
      <style:text-properties style:font-name="Liberation Serif" fo:language="pl" fo:country="PL" fo:font-style="normal" officeooo:rsid="00310db9" style:font-style-asian="normal" style:font-style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031bbcd"/>
    </style:style>
    <style:style style:name="T45" style:family="text">
      <style:text-properties officeooo:rsid="00336613"/>
    </style:style>
    <style:style style:name="T46" style:family="text">
      <style:text-properties officeooo:rsid="0034fd94"/>
    </style:style>
    <style:style style:name="T47" style:family="text">
      <style:text-properties officeooo:rsid="003bf2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9">17.10.2019</text:p>
      <text:p text:style-name="P8"/>
      <text:p text:style-name="P8"/>
      <text:p text:style-name="P8"/>
      <text:p text:style-name="P8"/>
      <text:p text:style-name="P8"/>
      <text:p text:style-name="P44">Obliczenia Naukowe</text:p>
      <text:p text:style-name="P44"/>
      <text:p text:style-name="P44"/>
      <text:p text:style-name="P44"/>
      <text:p text:style-name="P8"/>
      <text:p text:style-name="P13">Lista Nr 1( laboratorium)</text:p>
      <text:p text:style-name="P8"/>
      <text:p text:style-name="P8"/>
      <text:p text:style-name="P8"/>
      <text:p text:style-name="P10">Piotr Popi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"/>
      <text:list xml:id="list413889033" text:style-name="L1">
        <text:list-item>
          <text:p text:style-name="P2">Zadanie 1</text:p>
        </text:list-item>
      </text:list>
      <text:list xml:id="list1633621177" text:style-name="L3">
        <text:list-header>
          <text:p text:style-name="P14"><text:span text:style-name="T46">1.1 </text:span>Wyznaczanie macheps( epsilon maszynowy)</text:p>
          <text:p text:style-name="P25"/>
          <text:list>
            <text:list-item>
              <text:list>
                <text:list-header>
                  <text:p text:style-name="P25"><text:span text:style-name="T46">1</text:span>.1.1 Opis problemu</text:p>
                </text:list-header>
              </text:list>
              <text:p text:style-name="P32">Epsilon maszynowy<text:span text:style-name="T1">( macheps)</text:span> to najmniejsza, dodatnia liczba taka, że </text:p>
              <text:p text:style-name="P32">fl( 1.0+ macheps) &gt; 1.0. <text:span text:style-name="T1">Wyznaczenie macheps dla wszystkich wyznaczonych typów zmiennopozycyjnych zgodnych z standardem IEEE 754: Float16( </text:span><text:span text:style-name="T2">half</text:span><text:span text:style-name="T1">), Float32( </text:span><text:span text:style-name="T2">single</text:span><text:span text:style-name="T1">) i Float64( </text:span><text:span text:style-name="T2">dobule</text:span><text:span text:style-name="T1">) wymaga od nas wymyślenia odpowiedniego podejścia do wyznaczenia minimalnej, zauważalnej dla komputera liczby.</text:span></text:p>
              <text:p text:style-name="P25"/>
              <text:list text:continue-numbering="true">
                <text:list-header>
                  <text:p text:style-name="P26"><text:span text:style-name="T46">1.</text:span>1.2 Rozwiązanie problemu</text:p>
                </text:list-header>
              </text:list>
              <text:p text:style-name="P33">Podejście iteracyjnie jest odpowiednią drogą do wyznaczenia takiej liczby. Początkowo nadajemy macheps’ owi wartość 1.0. Następnie macheps( początkowo 1.0) dzielimy iteracyjnie w pętli przez 2 dopóki </text:p>
              <text:p text:style-name="P34">warunek (1.0+macheps*0.5)&gt;1.0 jest spełniony. Warunek wynika z tego, iż bada on jak wygląda macheps w kolejnej iteracji. Jeśli KOLEJNY machpes nie spełnia wyżej wymienionego warunku znaczy to, że poprzedni( aktualny) epsilon maszynowy jest poprawny i NAJMNIEJSZY, <text:span text:style-name="T3">wtedy program przerywa iterowanie i zwraca szukany macheps. Rozwiązanie w języku Julia w załączonym pliku ZIP w module exercise1.</text:span></text:p>
              <text:list text:continue-numbering="true">
                <text:list-header>
                  <text:p text:style-name="P34"><text:span text:style-name="T5"/></text:p>
                  <text:p text:style-name="P34"><text:span text:style-name="T9">1.</text:span><text:span text:style-name="T5">1.3 <text:s/>Wyniki</text:span></text:p>
                </text:list-header>
              </text:list>
              <text:p text:style-name="P38"><text:span text:style-name="T4"/></text:p>
            </text:list-item>
          </text:list>
        </text:list-header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6">Typ zmiennopozycyjny</text:p>
          </table:table-cell>
          <table:table-cell table:style-name="Table1.A1" office:value-type="string">
            <text:p text:style-name="P46">macheps</text:p>
          </table:table-cell>
          <table:table-cell table:style-name="Table1.A1" office:value-type="string">
            <text:p text:style-name="P46">eps()</text:p>
          </table:table-cell>
          <table:table-cell table:style-name="Table1.D1" office:value-type="string">
            <text:p text:style-name="P46">Float.h value</text:p>
          </table:table-cell>
        </table:table-row>
        <table:table-row>
          <table:table-cell table:style-name="Table1.A2" office:value-type="string">
            <text:p text:style-name="P46">Float16</text:p>
          </table:table-cell>
          <table:table-cell table:style-name="Table1.A2" office:value-type="string">
            <text:p text:style-name="P47"><text:s/>0.0009765625</text:p>
          </table:table-cell>
          <table:table-cell table:style-name="Table1.A2" office:value-type="string">
            <text:p text:style-name="P47">0.000977</text:p>
          </table:table-cell>
          <table:table-cell table:style-name="Table1.D2" office:value-type="string">
            <text:p text:style-name="P47">---</text:p>
          </table:table-cell>
        </table:table-row>
        <table:table-row>
          <table:table-cell table:style-name="Table1.A2" office:value-type="string">
            <text:p text:style-name="P46">Float32</text:p>
          </table:table-cell>
          <table:table-cell table:style-name="Table1.A2" office:value-type="string">
            <text:p text:style-name="P47">1.1920928955078125e-7</text:p>
          </table:table-cell>
          <table:table-cell table:style-name="Table1.A2" office:value-type="string">
            <text:p text:style-name="P47">1.1920929e-7</text:p>
          </table:table-cell>
          <table:table-cell table:style-name="Table1.D2" office:value-type="string">
            <text:p text:style-name="P47">1.1920928955078125e-07</text:p>
          </table:table-cell>
        </table:table-row>
        <table:table-row>
          <table:table-cell table:style-name="Table1.A2" office:value-type="string">
            <text:p text:style-name="P46">Float64</text:p>
          </table:table-cell>
          <table:table-cell table:style-name="Table1.A2" office:value-type="string">
            <text:p text:style-name="P47">2.220446049250313e-16</text:p>
          </table:table-cell>
          <table:table-cell table:style-name="Table1.A2" office:value-type="string">
            <text:p text:style-name="P47">2.220446049250313e-16</text:p>
          </table:table-cell>
          <table:table-cell table:style-name="Table1.D2" office:value-type="string">
            <text:p text:style-name="P47">2.2204460492503131e-16</text:p>
          </table:table-cell>
        </table:table-row>
      </table:table>
      <text:list xml:id="list172022050283220" text:continue-numbering="true" text:style-name="L3">
        <text:list-item>
          <text:list>
            <text:list-header>
              <text:p text:style-name="P38"><text:span text:style-name="T4"/></text:p>
            </text:list-header>
          </text:list>
        </text:list-item>
      </text:list>
      <text:p text:style-name="P39"><text:span text:style-name="T4"/></text:p>
      <text:p text:style-name="P39"><text:span text:style-name="T4"/></text:p>
      <text:p text:style-name="P39"><text:span text:style-name="T4"/></text:p>
      <text:list xml:id="list172021845584493" text:continue-numbering="true" text:style-name="L3">
        <text:list-item>
          <text:list>
            <text:list-item>
              <text:list>
                <text:list-header>
                  <text:p text:style-name="P38"><text:soft-page-break/><text:span text:style-name="T9">1.</text:span><text:span text:style-name="T4">1.4 Wnioski</text:span></text:p>
                </text:list-header>
              </text:list>
            </text:list-item>
          </text:list>
        </text:list-item>
      </text:list>
      <text:p text:style-name="P39"><text:span text:style-name="T4"/></text:p>
      <text:list xml:id="list17202126489614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1"><text:span text:style-name="T9">1.</text:span><text:span text:style-name="T4">1.4.1 </text:span><text:span text:style-name="T10">Związek liczby macheps z precyzją arytmetyki</text:span></text:p>
                          <text:list>
                            <text:list-header>
                              <text:p text:style-name="P41"><text:span text:style-name="T4">Jeśli liczba nie może zostać zapisana w rozwinięciu dwójkowym na x bitach to musi ona zostać zastąpiona przez liczbę posiadającą taką reprezentajcę. Tzw błąd przybliżenia.</text:span></text:p>
                              <text:p text:style-name="P36"><text:span text:style-name="T11">Macheps to liczba, która stanowi różnicę pomiędzy 1, a kolejną wyznaczalną większą liczbą. Zatem możemy ją potraktować jako swoistą miarę precyzji. (Gęstość liczb ?). Macheps jest odwrotnie proporcjonalny do precyzji obliczeń – tym większy macheps tym mniejsza precyzja działań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7202159417001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1"><text:span text:style-name="T9">1.</text:span><text:span text:style-name="T4">1.4.2 Ogólne</text:span></text:p>
                          <text:list text:continue-numbering="true">
                            <text:list-header>
                              <text:p text:style-name="P35"><text:span text:style-name="T11">Dzielenie przez 2 to bitowe przesunięcie w prawo. Czyli przesuwamy do momentu rozpoznania liczby jako zero maszynowe. <text:s text:c="2"/>Wartości nieskończeniewielu liczb są po prostu zaookrąglane. Macheps wyznaczony iteracyjnie jest bardziej precyzyjny niż wartość zwracana przez funkcję eps() i tak samo precyzyjny jak wartości z biblioteki float.h. <text:s/>Macheps, można <text:s/>nazwać miarą precyzji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38"><text:span text:style-name="T4"/></text:p>
            </text:list-item>
          </text:list>
        </text:list-item>
      </text:list>
      <text:p text:style-name="P27"/>
      <text:list xml:id="list172022319091455" text:continue-numbering="true" text:style-name="L3">
        <text:list-item>
          <text:list>
            <text:list-header>
              <text:p text:style-name="P26"/>
            </text:list-header>
          </text:list>
          <text:p text:style-name="P15"><text:span text:style-name="T46">1.2 <text:s/></text:span>Wyznaczenie eta</text:p>
        </text:list-item>
      </text:list>
      <text:p text:style-name="P16"/>
      <text:p text:style-name="P28"><text:span text:style-name="T12"><text:tab/>1.2.1 Opis problemu</text:span></text:p>
      <text:p text:style-name="P17"><text:span text:style-name="T16"><text:tab/>Kolejnym problemem jest wyznaczenie liczby eta. </text:span><text:span text:style-name="T17">Eta to <text:s/>minimalna liczba <text:tab/>spełniająca warunek eta &gt; 0.0, dla </text:span><text:span text:style-name="T18">wszystkich typów zmiennopozycyjnych: <text:tab/>Float16, Float 32, Float 64 zgodnych ze standardem IEEE 754( half, single, <text:tab/>double).Wyznaczone wartosci porównać z wartośćią metody nextFloat() dla <text:tab/>każdego z typów.</text:span></text:p>
      <text:p text:style-name="P17"><text:span text:style-name="T18"/></text:p>
      <text:p text:style-name="P17"><text:span text:style-name="T18"><text:tab/></text:span><text:span text:style-name="T19">1.</text:span><text:span text:style-name="T6">2.2 Rozwiązanie problemu</text:span></text:p>
      <text:p text:style-name="P40"><text:span text:style-name="T25"><text:tab/>Początkowo narzucamy wartośc ety na 1.0. I w kolejnych iteracjach pętli <text:tab/>zmniejszamy jej wartość dwukrotnie w pętli z warunkiem eta* 0.5 &gt; 0.0 . </text:span></text:p>
      <text:p text:style-name="P40"><text:span text:style-name="T25"><text:tab/>Przez co tak jak w poprzednim zadaniuwyznaczamy taką wartość, która po <text:tab/>kolejnym przesunięciu bitowym daje zero maszynowe. Poprzednia wartosc <text:tab/>od <text:tab/>zera maszynowego to nasza minimalna ETA.</text:span></text:p>
      <text:p text:style-name="P17"><text:span text:style-name="T6"><text:tab/></text:span></text:p>
      <text:p text:style-name="P17"><text:span text:style-name="T6"><text:tab/></text:span><text:span text:style-name="T9">1.</text:span><text:span text:style-name="T7">2.3 Wyniki</text:span></text:p>
      <text:p text:style-name="P17"><text:soft-page-break/><text:span text:style-name="T7"><text:tab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8">FTP</text:p>
          </table:table-cell>
          <table:table-cell table:style-name="Table2.A1" office:value-type="string">
            <text:p text:style-name="P48">Eta</text:p>
          </table:table-cell>
          <table:table-cell table:style-name="Table2.C1" office:value-type="string">
            <text:p text:style-name="P48">Nextfloat(0.0)</text:p>
          </table:table-cell>
        </table:table-row>
        <table:table-row>
          <table:table-cell table:style-name="Table2.A2" office:value-type="string">
            <text:p text:style-name="P48">Float16</text:p>
          </table:table-cell>
          <table:table-cell table:style-name="Table2.A2" office:value-type="string">
            <text:p text:style-name="P47">5.960464477539063e-8</text:p>
          </table:table-cell>
          <table:table-cell table:style-name="Table2.C2" office:value-type="string">
            <text:p text:style-name="P47">6.0e-8</text:p>
          </table:table-cell>
        </table:table-row>
        <table:table-row>
          <table:table-cell table:style-name="Table2.A2" office:value-type="string">
            <text:p text:style-name="P48">Float32</text:p>
          </table:table-cell>
          <table:table-cell table:style-name="Table2.A2" office:value-type="string">
            <text:p text:style-name="P47">1.401298464324817e-45</text:p>
          </table:table-cell>
          <table:table-cell table:style-name="Table2.C2" office:value-type="string">
            <text:p text:style-name="P47">1.0e-45</text:p>
          </table:table-cell>
        </table:table-row>
        <table:table-row>
          <table:table-cell table:style-name="Table2.A2" office:value-type="string">
            <text:p text:style-name="P48">Float64</text:p>
          </table:table-cell>
          <table:table-cell table:style-name="Table2.A2" office:value-type="string">
            <text:p text:style-name="P47">5.0e-324</text:p>
          </table:table-cell>
          <table:table-cell table:style-name="Table2.C2" office:value-type="string">
            <text:p text:style-name="P47">5.0e-324</text:p>
          </table:table-cell>
        </table:table-row>
      </table:table>
      <text:p text:style-name="P17"><text:span text:style-name="T7"/></text:p>
      <text:p text:style-name="P17"><text:span text:style-name="T7"/></text:p>
      <text:p text:style-name="P18"><text:span text:style-name="T7"><text:tab/></text:span></text:p>
      <text:p text:style-name="P18"><text:span text:style-name="T7"><text:tab/></text:span><text:span text:style-name="T9">1.</text:span><text:span text:style-name="T7">2.4</text:span><text:span text:style-name="T8"> Wnioski</text:span></text:p>
      <text:p text:style-name="P18"><text:span text:style-name="T8"/></text:p>
      <text:p text:style-name="P31"><text:span text:style-name="T32"><text:tab/><text:tab/>2.4.1 </text:span><text:span text:style-name="T35">Jaki związek ma liczba eta z liczbą </text:span><text:span text:style-name="T36">MIN</text:span><text:span text:style-name="T37">sub</text:span><text:span text:style-name="T32">?</text:span></text:p>
      <text:p text:style-name="P31"><text:span text:style-name="T32"><text:tab/><text:tab/></text:span><text:span text:style-name="T39">Eta to najmniejsza liczba zmiennoprzecinkowa różna od zera</text:span><text:span text:style-name="T40">, </text:span><text:span text:style-name="T39">którą <text:tab/><text:tab/><text:tab/><text:tab/>możemy zapisać w systemie zmiennopozycyjnym. Liczba eta jest <text:tab/><text:tab/><text:tab/><text:tab/>zdenormalizowana. Oznacza to, że wszystkie bity cechy mają wartość 0. W <text:tab/><text:tab/>liczbie eta ostatni bit mantysy wynosi 1. Eta to <text:s/></text:span><text:span text:style-name="T33">MIN</text:span><text:span text:style-name="T38">sub.</text:span></text:p>
      <text:p text:style-name="P31"><text:span text:style-name="T38"/></text:p>
      <text:p text:style-name="P31"><text:span text:style-name="T33"><text:tab/><text:tab/></text:span><text:span text:style-name="T34">2.4.2 Ogólne</text:span></text:p>
      <text:p text:style-name="P43"><text:span text:style-name="T41"><text:tab/><text:tab/>Wartość E</text:span><text:span text:style-name="T42">ta wyznaczona iterycyjnie jest bardziej precyzyjna niż wartość <text:tab/><text:tab/><text:tab/>funkcji nextfloat(). Wartości zwaracane przez nextfloat() to zaookrąglenia.</text:span></text:p>
      <text:p text:style-name="P17"><text:span text:style-name="T7"><text:tab/></text:span></text:p>
      <text:p text:style-name="P20"><text:span text:style-name="T15"/></text:p>
      <text:p text:style-name="P19"><text:span text:style-name="T16"><text:tab/></text:span></text:p>
      <text:list xml:id="list172021787167864" text:continue-numbering="true" text:style-name="L3">
        <text:list-header>
          <text:p text:style-name="P21"><text:span text:style-name="T46">1.3</text:span>Wyznaczanie MAX</text:p>
        </text:list-header>
      </text:list>
      <text:p text:style-name="P22"/>
      <text:p text:style-name="P29"><text:tab/><text:span text:style-name="T46">1.</text:span>3.1 Opis problemu</text:p>
      <text:p text:style-name="P29"><text:tab/><text:span text:style-name="T13"><text:tab/></text:span><text:span text:style-name="T14">Wartość Max to największa liczba przed </text:span><text:span text:style-name="T20">Inf </text:span><text:span text:style-name="T14">możliwa do zapisania dla <text:tab/><text:tab/><text:tab/>wszystkich typów zmiennopozycyjnych( Float16, Float 32, Float64) <text:tab/></text:span></text:p>
      <text:p text:style-name="P30"><text:span text:style-name="T13"><text:tab/><text:tab/>Zgodnych ze standardem IEEE 745.</text:span></text:p>
      <text:p text:style-name="P30"><text:span text:style-name="T13"/></text:p>
      <text:p text:style-name="P30"><text:span text:style-name="T13"/></text:p>
      <text:p text:style-name="P22"><text:tab/><text:span text:style-name="T46">1.</text:span>3.2 Rozwiązanie problemu</text:p>
      <text:p text:style-name="P22"><text:tab/><text:tab/><text:span text:style-name="T45">Wartość Max wyliczamy przy użyciu funkcji isinf(). </text:span></text:p>
      <text:p text:style-name="P22"><text:tab/><text:tab/><text:span text:style-name="T45">Nadajemy Max wartość 1.0 i dopóty 2 * Max jest rożny od Inf <text:tab/><text:tab/><text:tab/>przypisujemy Max jej dwukrotność 2Max. Gdy 2*max wynosi Inf <text:tab/><text:tab/>przerywamy iterowanie i zwracamy szukamy max.</text:span></text:p>
      <text:p text:style-name="P23"><text:tab/></text:p>
      <text:p text:style-name="P23"/>
      <text:p text:style-name="P23"><text:tab/></text:p>
      <text:p text:style-name="P22"><text:tab/><text:span text:style-name="T46">1.</text:span>3.3 <text:span text:style-name="T44">Wyniki</text:span></text:p>
      <table:table table:name="Table3" table:style-name="Table3">
        <table:table-column table:style-name="Table3.A" table:number-columns-repeated="4"/>
        <text:soft-page-break/>
        <table:table-row>
          <table:table-cell table:style-name="Table3.A1" office:value-type="string">
            <text:p text:style-name="P49">FTP</text:p>
          </table:table-cell>
          <table:table-cell table:style-name="Table3.A1" office:value-type="string">
            <text:p text:style-name="P49">Max</text:p>
          </table:table-cell>
          <table:table-cell table:style-name="Table3.A1" office:value-type="string">
            <text:p text:style-name="P49">floatmax()</text:p>
          </table:table-cell>
          <table:table-cell table:style-name="Table3.D1" office:value-type="string">
            <text:p text:style-name="P49">Float.h value</text:p>
          </table:table-cell>
        </table:table-row>
        <table:table-row>
          <table:table-cell table:style-name="Table3.A2" office:value-type="string">
            <text:p text:style-name="P49">Float16</text:p>
          </table:table-cell>
          <table:table-cell table:style-name="Table3.A2" office:value-type="string">
            <text:p text:style-name="P47">6.55e4</text:p>
          </table:table-cell>
          <table:table-cell table:style-name="Table3.A2" office:value-type="string">
            <text:p text:style-name="P47">6.55e4</text:p>
          </table:table-cell>
          <table:table-cell table:style-name="Table3.D2" office:value-type="string">
            <text:p text:style-name="P47">--</text:p>
          </table:table-cell>
        </table:table-row>
        <table:table-row>
          <table:table-cell table:style-name="Table3.A2" office:value-type="string">
            <text:p text:style-name="P49">Float32</text:p>
          </table:table-cell>
          <table:table-cell table:style-name="Table3.A2" office:value-type="string">
            <text:p text:style-name="P47">3.4028235e38</text:p>
          </table:table-cell>
          <table:table-cell table:style-name="Table3.A2" office:value-type="string">
            <text:p text:style-name="P47">3.4028235e38</text:p>
          </table:table-cell>
          <table:table-cell table:style-name="Table3.D2" office:value-type="string">
            <text:p text:style-name="P47">3.4028234663852886e+38</text:p>
          </table:table-cell>
        </table:table-row>
        <table:table-row>
          <table:table-cell table:style-name="Table3.A2" office:value-type="string">
            <text:p text:style-name="P49">Float64</text:p>
          </table:table-cell>
          <table:table-cell table:style-name="Table3.A2" office:value-type="string">
            <text:p text:style-name="P47">1.7976931348623157e308</text:p>
          </table:table-cell>
          <table:table-cell table:style-name="Table3.A2" office:value-type="string">
            <text:p text:style-name="P47">1.7976931348623157e308</text:p>
          </table:table-cell>
          <table:table-cell table:style-name="Table3.D2" office:value-type="string">
            <text:p text:style-name="P47">1.7976931348623157e+308</text:p>
          </table:table-cell>
        </table:table-row>
      </table:table>
      <text:p text:style-name="P22"/>
      <text:p text:style-name="P22"><text:tab/><text:span text:style-name="T46">1.</text:span>3.4 <text:span text:style-name="T44">Wnioski</text:span></text:p>
      <text:p text:style-name="P22"><text:tab/><text:tab/><text:span text:style-name="T45">Wartości uzyskane w iteracyjnym podejściu są takie same jak <text:tab/><text:tab/><text:tab/>wyniki <text:s/>rzeczywiste co znaczy że zostały wyznaczone <text:tab/><text:tab/><text:tab/><text:tab/><text:tab/>poprawnie.</text:span></text:p>
      <text:p text:style-name="P22"/>
      <text:p text:style-name="P22"/>
      <text:p text:style-name="P22"/>
      <text:p text:style-name="P24"/>
      <text:list xml:id="list172020884172076" text:continue-list="list413889033" text:style-name="L1">
        <text:list-item>
          <text:p text:style-name="P2">Zadanie 2</text:p>
        </text:list-item>
        <text:list-item>
          <text:p text:style-name="P2"/>
        </text:list-item>
      </text:list>
      <text:p text:style-name="P3"><text:span text:style-name="T30">2.1</text:span><text:span text:style-name="T28"> Opis problemu</text:span></text:p>
      <text:p text:style-name="P3"><text:span text:style-name="T28"><text:tab/></text:span><text:span text:style-name="T21">Dowód słuszności Twierdzenia Kahana, tj</text:span></text:p>
      <text:p text:style-name="P42"><text:span text:style-name="T43"><text:tab/>Epsilon maszynowy możemy otrzymać obliczając wyrażenie 3.0*(4.0/3.0-1.0)-1.0<text:tab/></text:span></text:p>
      <text:p text:style-name="P42"><text:span text:style-name="T43"><text:tab/>dla konkretnej arytmetyki.</text:span></text:p>
      <text:p text:style-name="P42"><text:span text:style-name="T43"/></text:p>
      <text:p text:style-name="P4"><text:span text:style-name="T27">2.2 Rozwiązanie problemu</text:span></text:p>
      <text:p text:style-name="P4"><text:span text:style-name="T27"><text:tab/></text:span><text:span text:style-name="T22">Wykonujemy podane działanie w arytmetykach Float16, Float32, Float64 zgodnych ze standatdem IEEE 754 </text:span><text:span text:style-name="T23">w języku Julia.</text:span></text:p>
      <text:p text:style-name="P4"><text:span text:style-name="T23"/></text:p>
      <text:p text:style-name="P4"><text:span text:style-name="T27">2.3 Wyniki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0">FTP</text:p>
          </table:table-cell>
          <table:table-cell table:style-name="Table4.A1" office:value-type="string">
            <text:p text:style-name="P50">Kahan’s macheps</text:p>
          </table:table-cell>
          <table:table-cell table:style-name="Table4.C1" office:value-type="string">
            <text:p text:style-name="P50">eps()</text:p>
          </table:table-cell>
        </table:table-row>
        <table:table-row>
          <table:table-cell table:style-name="Table4.A2" office:value-type="string">
            <text:p text:style-name="P50">Float16</text:p>
          </table:table-cell>
          <table:table-cell table:style-name="Table4.A2" office:value-type="string">
            <text:p text:style-name="P45">-0.000977</text:p>
          </table:table-cell>
          <table:table-cell table:style-name="Table4.C2" office:value-type="string">
            <text:p text:style-name="P45">0.000977</text:p>
          </table:table-cell>
        </table:table-row>
        <table:table-row>
          <table:table-cell table:style-name="Table4.A2" office:value-type="string">
            <text:p text:style-name="P50">Float32</text:p>
          </table:table-cell>
          <table:table-cell table:style-name="Table4.A2" office:value-type="string">
            <text:p text:style-name="P45">1.1920929e-7</text:p>
          </table:table-cell>
          <table:table-cell table:style-name="Table4.C2" office:value-type="string">
            <text:p text:style-name="P45">1.1920929e-7</text:p>
          </table:table-cell>
        </table:table-row>
        <table:table-row>
          <table:table-cell table:style-name="Table4.A2" office:value-type="string">
            <text:p text:style-name="P50">Float64</text:p>
          </table:table-cell>
          <table:table-cell table:style-name="Table4.A2" office:value-type="string">
            <text:p text:style-name="P45">-2.220446049250313e-16</text:p>
          </table:table-cell>
          <table:table-cell table:style-name="Table4.C2" office:value-type="string">
            <text:p text:style-name="P45">2.220446049250313e-16</text:p>
          </table:table-cell>
        </table:table-row>
      </table:table>
      <text:p text:style-name="P4"><text:span text:style-name="T27"/></text:p>
      <text:p text:style-name="P4"><text:span text:style-name="T27">2.4 Wnioski</text:span></text:p>
      <text:p text:style-name="P4"><text:span text:style-name="T27"><text:tab/></text:span><text:span text:style-name="T24">Wzór Kahan’a okazuje się być poprawny dla podanych typów zmiennopozycyjnych co do wartości bezwzględnej. Jednakże znaki dla Float16, Float 64 nie zgadzają się. Przy używaniu wzoru Kahan’a trzeba pamiętać o możliwości otrzymania błędnego znaku przed liczbą.</text:span></text:p>
      <text:p text:style-name="P5"><text:soft-page-break/><text:span text:style-name="T27"/></text:p>
      <text:p text:style-name="P3"><text:tab/><text:tab/></text:p>
      <text:p text:style-name="P3"><text:span text:style-name="T26"><text:tab/></text:span></text:p>
      <text:list xml:id="list172021011685224" text:continue-numbering="true" text:style-name="L1">
        <text:list-item>
          <text:p text:style-name="P2">Zadanie 3</text:p>
        </text:list-item>
      </text:list>
      <text:p text:style-name="P6"><text:span text:style-name="T31">3.1 Opis problemu</text:span></text:p>
      <text:p text:style-name="P7"><text:span text:style-name="T29">3.2 Rozwiązanie problemu</text:span></text:p>
      <text:p text:style-name="P7"><text:span text:style-name="T29">3.3 Wyniki</text:span></text:p>
      <text:p text:style-name="P7"><text:span text:style-name="T29">3.4 Wnioski</text:span></text:p>
      <text:p text:style-name="P3"><text:span text:style-name="T31"/></text:p>
      <text:list xml:id="list172021037430029" text:continue-numbering="true" text:style-name="L1">
        <text:list-item>
          <text:p text:style-name="P2">Zadanie 4 </text:p>
        </text:list-item>
        <text:list-item>
          <text:p text:style-name="P2">Zadanie 5 </text:p>
        </text:list-item>
        <text:list-item>
          <text:p text:style-name="P2">Zadanie 6</text:p>
        </text:list-item>
        <text:list-item>
          <text:p text:style-name="P2">Zadanie 7</text:p>
          <text:p text:style-name="P2"/>
        </text:list-item>
      </text:list>
      <text:p text:style-name="P11"><text:tab/></text:p>
      <text:list xml:id="list3133227514" text:style-name="L2">
        <text:list-header>
          <text:p text:style-name="P12"/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0T17:20:20.192415620</dc:date>
    <meta:editing-duration>PT1H26M17S</meta:editing-duration>
    <meta:editing-cycles>29</meta:editing-cycles>
    <meta:generator>LibreOffice/6.2.7.1$Linux_X86_64 LibreOffice_project/20$Build-1</meta:generator>
    <meta:document-statistic meta:table-count="4" meta:image-count="0" meta:object-count="0" meta:page-count="6" meta:paragraph-count="128" meta:word-count="701" meta:character-count="5221" meta:non-whitespace-character-count="4543"/>
  </office:meta>
</office:document-meta>
</file>